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Το Παρίσι<text:line-break/><text:line-break/>Ξέρω έναν κύριο παράξενο πολύ<text:line-break/>που λόγια πάντ’ αλλόκοτα μιλεί<text:line-break/>για το Παρίσι<text:line-break/>στην συντροφιά μας όταν έρθει να καθίσει.</text:p>
      <text:p text:style-name="Text_20_body"><text:line-break/>Λένε γι’ αυτόν<text:line-break/>πως από τα μαθητικά του χρόνια είχεν ορίσει,<text:line-break/>μοναδικό<text:line-break/>μες στη ζωή του ιδανικό<text:line-break/>να πάει στο Παρίσι.</text:p>
      <text:p text:style-name="Text_20_body"><text:line-break/>Χρόνια και χρόνια τον μεθούσε<text:line-break/>τ’ ονειρεμένο αυτό ταξίδι<text:line-break/>που ποθούσε.</text:p>
      <text:p text:style-name="Text_20_body"><text:line-break/>Παντού για κείνο συζητούσε·<text:line-break/>μες στα όνειρά του αυτό θωρούσε·<text:line-break/>τόσο, που ο πόθος του με τον καιρό<text:line-break/>του ’γινε μες στην ύπαρξή του ένα στολίδι<text:line-break/>λαμπρό.<text:line-break/><text:line-break/>Να πάει στο Παρίσι...</text:p>
      <text:p text:style-name="Text_20_body"><text:line-break/>Για το ταξίδι αυτό τ’ ονειρευτό</text:p>
      <text:p text:style-name="Text_20_body">σκότωνε φευγαλέες επιθυμίες<text:line-break/>και έκανε αιματηρές οικονομίες<text:line-break/>για να το πραγματοποιήσει.</text:p>
      <text:p text:style-name="Text_20_body"><text:line-break/>Να πάει στο Παρίσι...</text:p>
      <text:p text:style-name="Text_20_body"><text:line-break/><text:line-break/>Και να,<text:line-break/>που κάποια μέρα στα στερνά<text:line-break/>το κατορθώνει.<text:line-break/><text:soft-page-break/>Κι ένα πρωί μέσα στου τρένου ένα βαγόνι<text:line-break/>για το Παρίσι μεθυσμένος ξεκινά.</text:p>
      <text:p text:style-name="Text_20_body"><text:line-break/>– Μα,<text:line-break/>μόλις αντίκρισε μακριά τον πύργο του Άιφελ<text:line-break/>ν’ αχνοδιαγράφεται στο φόντο τ’ ουρανού,<text:line-break/>φριχτή μια σκέψη εισόρμησε στην κάμαρα<text:line-break/>του νου:</text:p>
      <text:p text:style-name="Text_20_body">«Κι ύστερα; Κι ύστερα τι θα γινόταν;<text:line-break/>Πώς θα μπορούσε πια να ζήσει<text:line-break/>με δίχως τη λαχτάρα αυτή για το Παρίσι;»<text:line-break/>Γιατί ένιωθε τώρα καλά πως όταν<text:line-break/>σε λίγο στο Παρίσι θα βρισκόταν<text:line-break/>μέσα σ’ ελάχιστο διάστημ’ ασφαλώς,<text:line-break/>θα το βαριόταν.</text:p>
      <text:p text:style-name="Text_20_body">Και τότε;</text:p>
      <text:p text:style-name="Text_20_body"><text:line-break/>– Και τότε<text:line-break/>πήρε μια τεράστια απόφαση<text:line-break/>που ως τώρα δεν ευρέθηκε να του τη συγχωρήσει<text:line-break/>κανείς.<text:line-break/>Αντίς να προχωρήσει στο Παρίσι<text:line-break/>κατέβηκε σ’ ένα προάστιο,<text:line-break/>στο Σαιν Ντενίς.<text:line-break/>Και το πρωί απ’ την ίδια οδό<text:line-break/>ξανάρθε εδώ.</text:p>
      <text:p text:style-name="Text_20_body"><text:line-break/>– Και τώρα, σαν και τότε προτού φύγει, πάλι,<text:line-break/>με μια λαχτάρα σαν και πριν μεγάλη,<text:line-break/>μιλάει και λέει παντού, πως έχει ορίσει<text:line-break/>μοναδικό<text:line-break/>μες στη ζωή του ιδανικό<text:line-break/>ν α  π ά ε ι  σ τ ο  Π α ρ ί σ ι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DejaVu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9T17:13:48.375808084</dc:date>
    <meta:editing-duration>PT13S</meta:editing-duration>
    <meta:editing-cycles>1</meta:editing-cycles>
    <meta:document-statistic meta:table-count="0" meta:image-count="0" meta:object-count="0" meta:page-count="2" meta:paragraph-count="13" meta:word-count="273" meta:character-count="1504" meta:non-whitespace-character-count="1226"/>
    <meta:generator>LibreOffice/7.3.7.2$Linux_X86_64 LibreOffice_project/30$Build-2</meta:generator>
  </office:meta>
</office:document-meta>
</file>